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77mm" fo:margin-left="-0.44mm" table:align="left" style:writing-mode="lr-tb"/>
    </style:style>
    <style:style style:name="Table1.A" style:family="table-column">
      <style:table-column-properties style:column-width="25.14mm"/>
    </style:style>
    <style:style style:name="Table1.B" style:family="table-column">
      <style:table-column-properties style:column-width="27.78mm"/>
    </style:style>
    <style:style style:name="Table1.C" style:family="table-column">
      <style:table-column-properties style:column-width="34.18mm"/>
    </style:style>
    <style:style style:name="Table1.D" style:family="table-column">
      <style:table-column-properties style:column-width="28.66mm"/>
    </style:style>
    <style:style style:name="Table1.E" style:family="table-column">
      <style:table-column-properties style:column-width="38.58mm"/>
    </style:style>
    <style:style style:name="Table1.F" style:family="table-column">
      <style:table-column-properties style:column-width="30.4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4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81.37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name-complex="Times New Roman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ông ty CP CS Việt Phú Thịnh</text:span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6"><text:placeholder text:placeholder-type="text">&lt;o.name or ''&gt;</text:placeholder></text:span></text:p>
      <text:p text:style-name="P8">ĐỀ NGHỊ NHẬP KHO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/><text:span text:style-name="T4"><text:placeholder text:placeholder-type="text">&lt;o.nguoi_denghi_id and o.nguoi_denghi_id.name or ''&gt;</text:placeholder></text:span></text:p>
      <text:p text:style-name="P10">Kho nhập hàng : <text:span text:style-name="T4"><text:placeholder text:placeholder-type="text">&lt;o.location_dest_id and o.location_dest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A1" office:value-type="string">
            <text:p text:style-name="P6">Hợp Đồng</text:p>
          </table:table-cell>
          <table:table-cell table:style-name="Table1.F1" office:value-type="string">
            <text:p text:style-name="P6">Ngày nhập</text:p>
          </table:table-cell>
        </table:table-row>
        <table:table-row table:style-name="Table1.1">
          <table:table-cell table:style-name="Table1.A2" table:number-columns-spanned="5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0"><text:span text:style-name="T5"><text:placeholder text:placeholder-type="text">&lt;line.product_id.default_code or ''&gt;</text:placeholder></text:span></text:p>
          </table:table-cell>
          <table:table-cell table:style-name="Table1.A1" office:value-type="string">
            <text:p text:style-name="P19"><text:placeholder text:placeholder-type="text">&lt;convert_amount(line.product_qty)&gt;</text:placeholder> <text:placeholder text:placeholder-type="text">&lt;line.product_uom.name or ''&gt;</text:placeholder></text:p>
          </table:table-cell>
          <table:table-cell table:style-name="Table1.A1" office:value-type="string"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9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F1" office:value-type="string">
            <text:p text:style-name="P18"><text:placeholder text:placeholder-type="text">&lt;o.ngay_nhap or ''&gt;</text:placeholder></text:p>
          </table:table-cell>
        </table:table-row>
        <table:table-row table:style-name="Table1.1">
          <table:table-cell table:style-name="Table1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F4" office:value-type="string">
            <text:p text:style-name="P13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A4" office:value-type="string">
            <text:p text:style-name="P19"><text:placeholder text:placeholder-type="text">&lt;convert_amount(get_total(o.move_lines))&gt;</text:placeholder> Tấn</text:p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8"/>
          </table:table-cell>
          <table:table-cell table:style-name="Table1.F4" office:value-type="string">
            <text:p text:style-name="P18"/>
          </table:table-cell>
        </table:table-row>
      </table:table>
      <text:p text:style-name="P2"><text:s text:c="19"/></text:p>
      <text:p text:style-name="P16"><text:tab/>GĐ duyệt <text:tab/>Kế toán Trưởng<text:tab/>B.P Kế Hoạch 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5b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2-14T13:52:42</dc:date>
    <dc:creator>TrongNguyen </dc:creator>
    <meta:editing-duration>PT2H47M30S</meta:editing-duration>
    <meta:editing-cycles>91</meta:editing-cycles>
    <meta:generator>LibreOffice/3.5$Linux_x86 LibreOffice_project/350m1$Build-2</meta:generator>
    <meta:document-statistic meta:table-count="1" meta:image-count="0" meta:object-count="0" meta:page-count="1" meta:paragraph-count="28" meta:word-count="125" meta:character-count="965" meta:non-whitespace-character-count="816"/>
  </office:meta>
</office:document-meta>
</file>